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3457in"/>
    </style:style>
    <style:style style:name="co2" style:family="table-column">
      <style:table-column-properties fo:break-before="auto" style:column-width="0.3783in"/>
    </style:style>
    <style:style style:name="co3" style:family="table-column">
      <style:table-column-properties fo:break-before="auto" style:column-width="0.5071in"/>
    </style:style>
    <style:style style:name="co4" style:family="table-column">
      <style:table-column-properties fo:break-before="auto" style:column-width="0.5717in"/>
    </style:style>
    <style:style style:name="co5" style:family="table-column">
      <style:table-column-properties fo:break-before="auto" style:column-width="0.4854in"/>
    </style:style>
    <style:style style:name="co6" style:family="table-column">
      <style:table-column-properties fo:break-before="auto" style:column-width="0.3138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 style:text-align-source="fix" style:repeat-content="false" fo:border="0.51pt solid #000000" style:vertical-align="middle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2" style:family="table-cell" style:parent-style-name="Default">
      <style:table-cell-properties style:text-align-source="fix" style:repeat-content="false" fo:border="0.51pt solid #000000"/>
      <style:paragraph-properties fo:text-align="center" fo:margin-left="0in"/>
      <style:text-properties fo:font-size="8pt" style:font-size-asian="8pt" style:font-size-complex="8pt"/>
    </style:style>
    <style:style style:name="ce3" style:family="table-cell" style:parent-style-name="Default">
      <style:table-cell-properties fo:background-color="#00cc00" style:text-align-source="fix" style:repeat-content="false" fo:border="0.51pt solid #000000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4" style:family="table-cell" style:parent-style-name="Default">
      <style:table-cell-properties fo:background-color="#999999" style:text-align-source="fix" style:repeat-content="false" fo:border="0.51pt solid #000000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7" table:number-columns-repeated="5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MergeSort</text:p>
          </table:table-cell>
          <table:covered-table-cell table:number-columns-repeated="3" table:style-name="ce4"/>
          <table:table-cell table:style-name="ce4"/>
          <table:table-cell table:style-name="ce1" office:value-type="string" calcext:value-type="string" table:number-columns-spanned="4" table:number-rows-spanned="1">
            <text:p>QuickSort</text:p>
          </table:table-cell>
          <table:covered-table-cell table:number-columns-repeated="3" table:style-name="ce4"/>
          <table:table-cell/>
          <table:table-cell table:style-name="ce5" table:number-columns-spanned="4" table:number-rows-spanned="1"/>
          <table:covered-table-cell table:number-columns-repeated="3"/>
        </table:table-row>
        <table:table-row table:style-name="ro1">
          <table:table-cell table:style-name="ce1" office:value-type="float" office:value="100" calcext:value-type="float">
            <text:p>100</text:p>
          </table:table-cell>
          <table:table-cell table:style-name="ce4" office:value-type="float" office:value="1000" calcext:value-type="float">
            <text:p>1000</text:p>
          </table:table-cell>
          <table:table-cell table:style-name="ce4" office:value-type="float" office:value="100000" calcext:value-type="float">
            <text:p>100000</text:p>
          </table:table-cell>
          <table:table-cell table:style-name="ce4" office:value-type="float" office:value="1000000" calcext:value-type="float">
            <text:p>1000000</text:p>
          </table:table-cell>
          <table:table-cell table:style-name="ce4"/>
          <table:table-cell table:style-name="ce1" office:value-type="float" office:value="100" calcext:value-type="float">
            <text:p>100</text:p>
          </table:table-cell>
          <table:table-cell table:style-name="ce4" office:value-type="float" office:value="1000" calcext:value-type="float">
            <text:p>1000</text:p>
          </table:table-cell>
          <table:table-cell table:style-name="ce4" office:value-type="float" office:value="100000" calcext:value-type="float">
            <text:p>100000</text:p>
          </table:table-cell>
          <table:table-cell table:style-name="ce4" office:value-type="float" office:value="1000000" calcext:value-type="float">
            <text:p>1000000</text:p>
          </table:table-cell>
          <table:table-cell/>
          <table:table-cell table:style-name="ce5"/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37" calcext:value-type="float">
            <text:p>337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9" calcext:value-type="float">
            <text:p>189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82" calcext:value-type="float">
            <text:p>482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91" calcext:value-type="float">
            <text:p>69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73" calcext:value-type="float">
            <text:p>473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47" calcext:value-type="float">
            <text:p>947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28" calcext:value-type="float">
            <text:p>628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18" calcext:value-type="float">
            <text:p>1118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60" calcext:value-type="float">
            <text:p>76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74" calcext:value-type="float">
            <text:p>127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75" calcext:value-type="float">
            <text:p>1175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466" calcext:value-type="float">
            <text:p>1466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21" calcext:value-type="float">
            <text:p>1221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676" calcext:value-type="float">
            <text:p>1676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52" calcext:value-type="float">
            <text:p>1352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877" calcext:value-type="float">
            <text:p>1877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23" calcext:value-type="float">
            <text:p>1423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166" calcext:value-type="float">
            <text:p>2166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56" calcext:value-type="float">
            <text:p>1556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288" calcext:value-type="float">
            <text:p>2288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58" calcext:value-type="float">
            <text:p>1658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492" calcext:value-type="float">
            <text:p>249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743" calcext:value-type="float">
            <text:p>1743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691" calcext:value-type="float">
            <text:p>269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070" calcext:value-type="float">
            <text:p>207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897" calcext:value-type="float">
            <text:p>2897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219" calcext:value-type="float">
            <text:p>2219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105" calcext:value-type="float">
            <text:p>310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276" calcext:value-type="float">
            <text:p>2276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299" calcext:value-type="float">
            <text:p>3299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44" calcext:value-type="float">
            <text:p>2444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501" calcext:value-type="float">
            <text:p>350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658" calcext:value-type="float">
            <text:p>2658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721" calcext:value-type="float">
            <text:p>372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830" calcext:value-type="float">
            <text:p>283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932" calcext:value-type="float">
            <text:p>393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918" calcext:value-type="float">
            <text:p>2918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156" calcext:value-type="float">
            <text:p>4156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013" calcext:value-type="float">
            <text:p>3013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348" calcext:value-type="float">
            <text:p>4348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096" calcext:value-type="float">
            <text:p>3096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589" calcext:value-type="float">
            <text:p>4589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229" calcext:value-type="float">
            <text:p>3229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870" calcext:value-type="float">
            <text:p>487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367" calcext:value-type="float">
            <text:p>336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047" calcext:value-type="float">
            <text:p>5047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436" calcext:value-type="float">
            <text:p>3436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251" calcext:value-type="float">
            <text:p>525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734" calcext:value-type="float">
            <text:p>3734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5501" calcext:value-type="float">
            <text:p>550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792" calcext:value-type="float">
            <text:p>3792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658" calcext:value-type="float">
            <text:p>5658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958" calcext:value-type="float">
            <text:p>3958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924" calcext:value-type="float">
            <text:p>592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245" calcext:value-type="float">
            <text:p>4245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073" calcext:value-type="float">
            <text:p>607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347" calcext:value-type="float">
            <text:p>4347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287" calcext:value-type="float">
            <text:p>6287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458" calcext:value-type="float">
            <text:p>4458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6453" calcext:value-type="float">
            <text:p>645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545" calcext:value-type="float">
            <text:p>4545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6710" calcext:value-type="float">
            <text:p>671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618" calcext:value-type="float">
            <text:p>4618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6875" calcext:value-type="float">
            <text:p>687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760" calcext:value-type="float">
            <text:p>476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101" calcext:value-type="float">
            <text:p>710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842" calcext:value-type="float">
            <text:p>4842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341" calcext:value-type="float">
            <text:p>734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967" calcext:value-type="float">
            <text:p>496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577" calcext:value-type="float">
            <text:p>7577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018" calcext:value-type="float">
            <text:p>5018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7801" calcext:value-type="float">
            <text:p>780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144" calcext:value-type="float">
            <text:p>5144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8119" calcext:value-type="float">
            <text:p>811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254" calcext:value-type="float">
            <text:p>5254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8299" calcext:value-type="float">
            <text:p>8299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375" calcext:value-type="float">
            <text:p>5375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714" calcext:value-type="float">
            <text:p>871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913" calcext:value-type="float">
            <text:p>5913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0785" calcext:value-type="float">
            <text:p>1078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348" calcext:value-type="float">
            <text:p>6348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9320" calcext:value-type="float">
            <text:p>932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788" calcext:value-type="float">
            <text:p>6788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9805" calcext:value-type="float">
            <text:p>980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652" calcext:value-type="float">
            <text:p>6652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867" calcext:value-type="float">
            <text:p>10867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712" calcext:value-type="float">
            <text:p>6712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646" calcext:value-type="float">
            <text:p>10646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261" calcext:value-type="float">
            <text:p>7261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796" calcext:value-type="float">
            <text:p>9796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715" calcext:value-type="float">
            <text:p>6715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954" calcext:value-type="float">
            <text:p>995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804" calcext:value-type="float">
            <text:p>6804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232" calcext:value-type="float">
            <text:p>1023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716" calcext:value-type="float">
            <text:p>6716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1878" calcext:value-type="float">
            <text:p>11878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835" calcext:value-type="float">
            <text:p>6835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738" calcext:value-type="float">
            <text:p>10738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507" calcext:value-type="float">
            <text:p>7507</text:p>
          </table:table-cell>
          <table:table-cell table:number-columns-repeated="5"/>
        </table:table-row>
        <table:table-row table:style-name="ro1">
          <table:table-cell table:style-name="ce3" table:formula="of:=AVERAGE([.A3:.A52])" office:value-type="float" office:value="0.02" calcext:value-type="float">
            <text:p>0,02</text:p>
          </table:table-cell>
          <table:table-cell table:style-name="ce3" table:formula="of:=AVERAGE([.B3:.B52])" office:value-type="float" office:value="0.44" calcext:value-type="float">
            <text:p>0,44</text:p>
          </table:table-cell>
          <table:table-cell table:style-name="ce3" table:formula="of:=AVERAGE([.C3:.C52])" office:value-type="float" office:value="4.44" calcext:value-type="float">
            <text:p>4,44</text:p>
          </table:table-cell>
          <table:table-cell table:style-name="ce3" table:formula="of:=AVERAGE([.D3:.D52])" office:value-type="float" office:value="5533.5" calcext:value-type="float">
            <text:p>5533,5</text:p>
          </table:table-cell>
          <table:table-cell table:style-name="ce3" office:value-type="string" calcext:value-type="string">
            <text:p>T [ms]</text:p>
          </table:table-cell>
          <table:table-cell table:style-name="ce3" table:formula="of:=AVERAGE([.F3:.F52])" office:value-type="float" office:value="0" calcext:value-type="float">
            <text:p>0</text:p>
          </table:table-cell>
          <table:table-cell table:style-name="ce3" table:formula="of:=AVERAGE([.G3:.G52])" office:value-type="float" office:value="0.12" calcext:value-type="float">
            <text:p>0,12</text:p>
          </table:table-cell>
          <table:table-cell table:style-name="ce3" table:formula="of:=AVERAGE([.H3:.H52])" office:value-type="float" office:value="2.12" calcext:value-type="float">
            <text:p>2,12</text:p>
          </table:table-cell>
          <table:table-cell table:style-name="ce3" table:formula="of:=AVERAGE([.I3:.I52])" office:value-type="float" office:value="3791.64" calcext:value-type="float">
            <text:p>3791,64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0">00.00.0000</text:date>, <text:time style:data-style-name="N2" text:time-value="23:02:47.48331546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0T21:39:12.635277610</meta:creation-date>
    <dc:date>2016-04-10T23:11:54.173423411</dc:date>
    <meta:editing-duration>PT4M41S</meta:editing-duration>
    <meta:editing-cycles>9</meta:editing-cycles>
    <meta:generator>LibreOffice/4.2.8.2$Linux_X86_64 LibreOffice_project/420m0$Build-2</meta:generator>
    <meta:document-statistic meta:table-count="1" meta:cell-count="419" meta:object-count="0"/>
  </office:meta>
</office:document-meta>
</file>